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9cce"/>
    </style:style>
    <style:style style:name="P2" style:family="paragraph" style:parent-style-name="Text_20_body">
      <style:text-properties officeooo:paragraph-rsid="0008bce2"/>
    </style:style>
    <style:style style:name="P3" style:family="paragraph" style:parent-style-name="Text_20_body">
      <style:text-properties officeooo:rsid="000b0482" officeooo:paragraph-rsid="000b0482"/>
    </style:style>
    <style:style style:name="P4" style:family="paragraph" style:parent-style-name="Text_20_body">
      <style:text-properties officeooo:rsid="000b0482" officeooo:paragraph-rsid="000c3999"/>
    </style:style>
    <style:style style:name="P5" style:family="paragraph" style:parent-style-name="Text_20_body">
      <style:text-properties officeooo:paragraph-rsid="000c3999"/>
    </style:style>
    <style:style style:name="P6" style:family="paragraph" style:parent-style-name="Text_20_body">
      <style:text-properties officeooo:rsid="000e05ba" officeooo:paragraph-rsid="000e05ba"/>
    </style:style>
    <style:style style:name="P7" style:family="paragraph" style:parent-style-name="Text_20_body">
      <style:text-properties officeooo:paragraph-rsid="000eedf7"/>
    </style:style>
    <style:style style:name="P8" style:family="paragraph" style:parent-style-name="Heading_20_1">
      <style:text-properties officeooo:rsid="00059cce" officeooo:paragraph-rsid="00059cce"/>
    </style:style>
    <style:style style:name="P9" style:family="paragraph" style:parent-style-name="Heading_20_2">
      <style:text-properties officeooo:rsid="000eedf7" officeooo:paragraph-rsid="000eedf7"/>
    </style:style>
    <style:style style:name="T1" style:family="text">
      <style:text-properties officeooo:rsid="000eed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Oglas mojedelo.com</text:h>
      <text:p text:style-name="P1"><text:a xlink:type="simple" xlink:href="https://www.mojedelo.com/visji-strokovni-sodelavec-ii-mz-razvijalec-programske-opreme/d-886528?returnUrl=%2Fprosta-delovna-mesta%2Fracunalnistvo-programiranje%2Fosrednjeslovenska%3Fp%3D2%26rid%3D12%26wfid%3D9" text:style-name="Internet_20_link" text:visited-style-name="Visited_20_Internet_20_Link">https://www.mojedelo.com/visji-strokovni-sodelavec-ii-mz-razvijalec-programske-opreme/d-886528?returnUrl=%2Fprosta-delovna-mesta%2Fracunalnistvo-programiranje%2Fosrednjeslovenska%3Fp%3D2%26rid%3D12%26wfid%3D9</text:a></text:p>
      <text:p text:style-name="P1"/>
      <text:h text:style-name="P8" text:outline-level="1">SOAP</text:h>
      <text:p text:style-name="P1"><text:a xlink:type="simple" xlink:href="https://www.youtube.com/watch?v=j2r7z4W30AE&amp;list=PL9lzMEbdolKi6MHPS3cm6wmqhAsSUH7wL" text:style-name="Internet_20_link" text:visited-style-name="Visited_20_Internet_20_Link">https://www.youtube.com/watch?v=j2r7z4W30AE&amp;list=PL9lzMEbdolKi6MHPS3cm6wmqhAsSUH7wL</text:a></text:p>
      <text:p text:style-name="P1"/>
      <text:h text:style-name="P8" text:outline-level="1">API</text:h>
      <text:p text:style-name="P7">https://youtu.be/MFxk5BZulVU?t=225</text:p>
      <text:p text:style-name="P5"/>
      <text:h text:style-name="P9" text:outline-level="2">API dev:</text:h>
      <text:p text:style-name="P7">https://dev.to/ruppysuppy/7-free-public-apis-you-will-love-as-a-developer-166p</text:p>
      <text:p text:style-name="P7">https://random-data-api.com/documentation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ffffff"/>
      <style:paragraph-properties fo:margin-top="0.1665in" fo:margin-bottom="0.0835in" style:contextual-spacing="false" style:page-number="auto" fo:background-color="#ffffff"/>
      <style:text-properties fo:color="#00a933" loext:opacity="100%" fo:font-size="15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4-09-17T20:16:19.842000000</dc:date>
    <meta:editing-duration>PT4H17M49S</meta:editing-duration>
    <meta:editing-cycles>10</meta:editing-cycles>
    <meta:document-statistic meta:table-count="0" meta:image-count="0" meta:object-count="0" meta:page-count="1" meta:paragraph-count="9" meta:word-count="11" meta:character-count="477" meta:non-whitespace-character-count="475"/>
  </office:meta>
</office:document-meta>
</file>